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f6a9" officeooo:paragraph-rsid="000cf6a9"/>
    </style:style>
    <style:style style:name="P2" style:family="paragraph" style:parent-style-name="Standard">
      <style:text-properties officeooo:rsid="000e4676" officeooo:paragraph-rsid="000e4676"/>
    </style:style>
    <style:style style:name="P3" style:family="paragraph" style:parent-style-name="Standard">
      <style:text-properties officeooo:rsid="000e4676" officeooo:paragraph-rsid="00103711"/>
    </style:style>
    <style:style style:name="P4" style:family="paragraph" style:parent-style-name="Standard">
      <style:text-properties officeooo:rsid="00103711" officeooo:paragraph-rsid="00103711"/>
    </style:style>
    <style:style style:name="P5" style:family="paragraph" style:parent-style-name="Standard">
      <style:text-properties officeooo:rsid="00106b5c" officeooo:paragraph-rsid="00103711"/>
    </style:style>
    <style:style style:name="T1" style:family="text">
      <style:text-properties officeooo:rsid="00103711"/>
    </style:style>
    <style:style style:name="T2" style:family="text">
      <style:text-properties officeooo:rsid="00106b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ет по тестированию динамической и статической части веб-приложения</text:p>
      <text:p text:style-name="P1"><text:a xlink:type="simple" xlink:href="https://github.com/Sindbag/networks_1" text:style-name="Internet_20_link" text:visited-style-name="Visited_20_Internet_20_Link">https://github.com/Sindbag/networks_1</text:a> – ссылка на проект</text:p>
      <text:p text:style-name="P1"/>
      <text:p text:style-name="P1">Все отчеты содержат ссылки на результаты нагрузочного тестирования с использованием Яндекс.Танка, отчеты содержатся на сайте overload.yandex.net (автоматически загружаются яндекс.танком).</text:p>
      <text:p text:style-name="P1"/>
      <text:p text:style-name="P1">Структура веб-приложения: веб-сервер написан на Flask, тяжелое задание (ping) изначально было реализовано с помощью flask-socket и использовало WebSocket для асинхронного выполнения, однако Я.Танк не умеет нагружать WS-соединения, поэтому пришлось воспользоваться синхронным POST-запросом.</text:p>
      <text:p text:style-name="P1"/>
      <text:p text:style-name="P1">Для доступа и раздачи статических файлов использовался сервер nginx, тесты проводились изначально в Docker, а затем на локальной машине, финальные тесты указаны для локальной машины. Настройки nginx и docker-compose содержатся в репозитории.</text:p>
      <text:p text:style-name="P1"/>
      <text:p text:style-name="P2">Проект запускался с помощью комманды:</text:p>
      <text:p text:style-name="P2">sudo gunicorn -w 8 -b :8000 app:app -t 200 -k flask_sockets.worker</text:p>
      <text:p text:style-name="P1"/>
      <text:p text:style-name="P2">Авторизация пользователей с помощью session из Flask. Пользователь отправляет авторизационные данные, они сверяются с записью в БД и при совпадении в переменную сессии проставляется информация о том, что пользователь авторизовался.</text:p>
      <text:p text:style-name="P1"/>
      <text:p text:style-name="P1">1. Простая задача.</text:p>
      <text:p text:style-name="P1">Вытащить данные из базы данных</text:p>
      <text:p text:style-name="P2"><text:a xlink:type="simple" xlink:href="https://overload.yandex.net/18400" text:style-name="Internet_20_link" text:visited-style-name="Visited_20_Internet_20_Link">https://overload.yandex.net/18400</text:a></text:p>
      <text:p text:style-name="P2"><text:a xlink:type="simple" xlink:href="https://overload.yandex.net/18400" text:style-name="Internet_20_link" text:visited-style-name="Visited_20_Internet_20_Link">https://overload.yandex.net/184</text:a>31</text:p>
      <text:p text:style-name="P2">Видно постепенный рост использования CPU, но почти никакой рост использования оперативной памяти, так как задача выполняется быстро и не требует долгой работы с объектами. Эта задача не отличается какой-то особой нагрузкой на конкретный ресурс, она обращается к диску (т.к. бд sqlite) и занимает некоторое процессорное время, но в целом нагрузка CPU такими запросами растёт медленно.</text:p>
      <text:p text:style-name="P2"/>
      <text:p text:style-name="P2">2. Факторизация числа.</text:p>
      <text:p text:style-name="P2">Факторизация большого числа.</text:p>
      <text:p text:style-name="P2"><text:a xlink:type="simple" xlink:href="https://overload.yandex.net/18401" text:style-name="Internet_20_link" text:visited-style-name="Visited_20_Internet_20_Link">https://overload.yandex.net/18401</text:a></text:p>
      <text:p text:style-name="P2">Хорошо видно резкий рост использования CPU, также при росте использования CPU замедляется ответ сервера, количество одновременно обрабатываемых запросов падает, на графике видно, что потребовалось ждать окончания некоторых запросов.</text:p>
      <text:p text:style-name="P2"/>
      <text:p text:style-name="P2">3. Обратный ping.</text:p>
      <text:p text:style-name="P2">Ping, который держит соединение с клиентом открытым, затем выдает ответ, долгая операция (40 секунд).</text:p>
      <text:p text:style-name="P2"><text:a xlink:type="simple" xlink:href="https://overload.yandex.net/18426" text:style-name="Internet_20_link" text:visited-style-name="Visited_20_Internet_20_Link">https://overload.yandex.net/18426</text:a></text:p>
      <text:p text:style-name="P2">Хорошо видно, что запросы выполняются долго, каждый из них держит соединение с клиентом, в пике открыто более 24000 файловых дескрипторов, которые в том числе используются для соединений и ping-а пользователя. В среднем ответы приходили в количестве 30-40 в секунду, что говорит о невозможности сервера поддерживать такое большое количество долгих соединений.</text:p>
      <text:p text:style-name="P2"/>
      <text:p text:style-name="P2">4. Регистрация и авторизация.</text:p>
      <text:p text:style-name="P3">Pbdkf2: <text:a xlink:type="simple" xlink:href="https://overload.yandex.net/18430" text:style-name="Internet_20_link" text:visited-style-name="Visited_20_Internet_20_Link"><text:span text:style-name="T1">https://overload.yandex.net/18430</text:span></text:a></text:p>
      <text:p text:style-name="P3"><text:soft-page-break/>sha256: <text:a xlink:type="simple" xlink:href="https://overload.yandex.net/18443" text:style-name="Internet_20_link" text:visited-style-name="Visited_20_Internet_20_Link"><text:span text:style-name="T1">https://overload.yandex.net/18443</text:span></text:a><text:span text:style-name="T1"> – 512 циклов</text:span></text:p>
      <text:p text:style-name="P4">Поведение тестов несколько различается, но большой разницы между ними я не заметил: в среднем, запросы выполняются медленнее, чем в “простом” задании (п.1), что должно замедлять скорость перебора паролей (bruteforce), при этом система постепенно нагружается, оданко sha256 в 512 циклов нагрузил систему <text:span text:style-name="T2">очень слабо, в то время как pbdkf2 занял 100% CPU на пиковой нагрузке</text:span>.</text:p>
      <text:p text:style-name="P4"/>
      <text:p text:style-name="P4">5. Раздача статических файлов (4 файла размером ~40 мбайт).</text:p>
      <text:p text:style-name="P4">силами Nginx: <text:a xlink:type="simple" xlink:href="https://overload.yandex.net/18439" text:style-name="Internet_20_link" text:visited-style-name="Visited_20_Internet_20_Link">https://overload.yandex.net/18439</text:a></text:p>
      <text:p text:style-name="P4">силами Flask: <text:a xlink:type="simple" xlink:href="https://overload.yandex.net/18440" text:style-name="Internet_20_link" text:visited-style-name="Visited_20_Internet_20_Link">https://overload.yandex.net/18440</text:a></text:p>
      <text:p text:style-name="P4">Видно, почему советуют для раздачи статики использовать специализированный сервер (nginx, например): python-приложение на Flask отвечает медленнее, больше грузит систему, рост времени ответов быстрее. <text:span text:style-name="T2">Хорошо видно плавный рост нагрузки при nginx и резкий при Flask.</text:span></text:p>
      <text:p text:style-name="P4">Кроме того, мне не хватило оперативной памяти чтобы корректно завершить тест, но, кажется, что этого достаточно, чтобы сделать выводы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22:00:35.172116790</meta:creation-date>
    <dc:date>2017-06-09T22:37:19.540483493</dc:date>
    <meta:editing-duration>PT3M43S</meta:editing-duration>
    <meta:editing-cycles>1</meta:editing-cycles>
    <meta:document-statistic meta:table-count="0" meta:image-count="0" meta:object-count="0" meta:page-count="2" meta:paragraph-count="30" meta:word-count="441" meta:character-count="3547" meta:non-whitespace-character-count="3134"/>
    <meta:generator>LibreOffice/5.1.6.2$Linux_X86_64 LibreOffice_project/10m0$Build-2</meta:generator>
  </office:meta>
</office:document-meta>
</file>